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14.46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cccccc"/>
    </style:style>
    <style:style style:name="ce4" style:family="table-cell" style:parent-style-name="Default">
      <style:text-properties fo:color="#eeeeee"/>
    </style:style>
    <style:style style:name="ce5" style:family="table-cell" style:parent-style-name="Default">
      <style:text-properties style:use-window-font-color="tru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Observations</text:p>
          </table:table-cell>
          <table:table-cell table:style-name="ce1" office:value-type="string" calcext:value-type="string">
            <text:p>1st Read Comment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104">
            <text:p>graph grammar, parsing</text:p>
          </table:table-cell>
          <table:table-cell table:style-name="ce2" office:value-type="string" calcext:value-type="string" table:number-columns-spanned="1" table:number-rows-spanned="16">
            <text:p>IE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ieeexplore.ieee.org/document/4410422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ieeexplore.ieee.org/document/6963105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EGG to graph transformat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ttps://ieeexplore.ieee.org/document/6046868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allel Communicating Graph Grammars, Reference to NLC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tps://ieeexplore.ieee.org/document/1509513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mportant parse algorithm. LGG, RGG, RGG+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ttps://ieeexplore.ieee.org/document/1372305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olinomial time parser for graphs with spatial information (2D, i.e. north-east…)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ttps://ieeexplore.ieee.org/document/795908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ntext-sensitive graph grammar with non-terminal nodes and edges. Good formalization and discussion. 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ttps://ieeexplore.ieee.org/document/5751774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mprovement of Schür, parsing, classification, evaluation, good review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ttps://ieeexplore.ieee.org/document/4031903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imple way to define embedding(connection instructions)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ttps://ieeexplore.ieee.org/document/7395225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ML Based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ttps://ieeexplore.ieee.org/document/1544932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ttps://ieeexplore.ieee.org/document/8129648/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https://ieeexplore.ieee.org/document/801202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ice syntax and semantics definition of their graph grammar. Ni<text:span text:style-name="T1">ce application on Flow Graphs</text:span>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ttps://ieeexplore.ieee.org/document/6065296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GG on the Recognition of graph formula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ttps://ieeexplore.ieee.org/document/812390/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ieeexplore.ieee.org/document/874374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sability!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ttps://ieeexplore.ieee.org/document/6933050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ptimization of the search for production rules during parsing of Rekers-Schürr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7">
            <text:p>Science Direc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sciencedirect.com/science/article/pii/S1574013716301009</text:p>
          </table:table-cell>
          <table:table-cell office:value-type="string" calcext:value-type="string">
            <text:p>WANT</text:p>
          </table:table-cell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https://www.sciencedirect.com/science/article/pii/S187775031400028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sciencedirect.com/science/article/pii/S1045926X1530060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Convey of GG theory to TGG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sciencedirect.com/science/article/pii/S030439751200190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ex-NLC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ttps://www.sciencedirect.com/science/article/pii/S0167865508000937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sciencedirect.com/science/article/pii/S03043975970021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perties of NLC, complexity class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sciencedirect.com/science/article/pii/S0167865506002522</text:p>
          </table:table-cell>
          <table:table-cell office:value-type="string" calcext:value-type="string">
            <text:p>WANT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sciencedirect.com/science/article/pii/S1045926X13000451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Frank, TGGs with context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https://www.sciencedirect.com/science/article/pii/S1045926X07000778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sciencedirect.com/science/article/pii/S00313203100034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jacency graphs and an application in the recognition of skecth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sciencedirect.com/science/article/pii/S1477842415000287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Simplify Gg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sciencedirect.com/science/article/pii/S003132030500025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https://www.sciencedirect.com/science/article/pii/S016412120800159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sciencedirect.com/science/article/pii/S03043975100025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r Grammar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sciencedirect.com/science/article/pii/S187705091501734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AGG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sciencedirect.com/science/article/pii/S1045926X10000741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Parsing with functional programming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sciencedirect.com/science/article/pii/S0304397518301750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exicalization of Tree Grammar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sciencedirect.com/science/article/pii/S157106610600041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Hyperedge replacement grammar (hypergraph or HRG) to the definition of a VL‘s syntax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https://www.sciencedirect.com/science/article/pii/S1045926X06000371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ttps://www.sciencedirect.com/science/article/pii/S1045926X05000339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https://www.sciencedirect.com/science/article/pii/S0022000017302866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https://www.sciencedirect.com/science/article/pii/S1045926X14001141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https://www.sciencedirect.com/science/article/pii/S157106610800244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poor idea of transformation ad-hoc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sciencedirect.com/science/article/pii/S157106610500182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reating an Eclipse model editor in term of AGG graph grammar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sciencedirect.com/science/article/pii/S15710661090009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positionality of transformations, application in the transformation UMLActivities2CSP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https://www.sciencedirect.com/science/article/pii/S1045926X15000701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sciencedirect.com/science/article/pii/S016412121500120X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axonomy for Graph Transformation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9">
            <text:p>AC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s://dl.acm.org/citation.cfm?id=319180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GG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https://dl.acm.org/citation.cfm?id=116573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GG extension from s_04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ttps://dl.acm.org/citation.cfm?id=32264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 <text:span text:style-name="T2">(</text:span>Too old<text:span text:style-name="T2">)</text:span>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https://dl.acm.org/citation.cfm?id=7546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https://dl.acm.org/citation.cfm?id=310598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tial precedence. Enhancement of parsing efficiency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ttps://dl.acm.org/citation.cfm?id=81154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near parsing, context-free, table-based algorithm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ttps://dl.acm.org/citation.cfm?id=51295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https://dl.acm.org/citation.cfm?id=9806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https://dl.acm.org/citation.cfm?id=116411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49">
            <text:p>Spring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link.springer.com/chapter/10.1007/978-3-319-25751-8_5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op-Down parsing of context-free languag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https://link.springer.com/chapter/10.1007/978-1-4419-0312-9_8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fficiency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https://link.springer.com/chapter/10.1007/978-0-387-68257-0_2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https://link.springer.com/chapter/10.1007/978-1-4615-0457-3_1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https://link.springer.com/article/10.1007/s10270-013-0380-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https://link.springer.com/chapter/10.1007/BFb005232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https://link.springer.com/chapter/10.1007/978-3-319-61470-0_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hift-reduce LR graph languag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ttps://link.springer.com/chapter/10.1007/978-1-4612-1676-6_2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ttps://link.springer.com/chapter/10.1007/978-1-4612-1676-6_5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R Grammars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https://link.springer.com/chapter/10.1007/978-0-387-68257-0_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https://link.springer.com/chapter/10.1007/978-3-642-17322-6_8</text:p>
          </table:table-cell>
          <table:table-cell table:style-name="ce5" office:value-type="string" calcext:value-type="string">
            <text:p>YES</text:p>
          </table:table-cell>
          <table:table-cell table:style-name="ce4"/>
          <table:table-cell office:value-type="string" calcext:value-type="string">
            <text:p>Extended TGGs with dangling edges and a look-ahead O(n^k) transformation algorithm</text:p>
          </table:table-cell>
          <table:table-cell table:style-name="ce4"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https://link.springer.com/chapter/10.1007/3-540-45523-X_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ttps://link.springer.com/chapter/10.1007/978-3-319-21145-9_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lication of 58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https://link.springer.com/chapter/10.1007/978-3-319-11331-9_2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ttom-up efficient parsisng of ETPR(k) grammars edNLS graphs by analogy with LR languag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https://link.springer.com/chapter/10.1007/978-0-387-39388-9_3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https://link.springer.com/chapter/10.1007/978-3-540-85373-2_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https://link.springer.com/chapter/10.1007/978-3-319-30000-9_4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P-Conpleteness result for some context-free HRGs, polynomial parsing algorithm 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https://link.springer.com/chapter/10.1007/978-3-540-87405-8_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teMachine2Java TGG transformat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ttps://link.springer.com/chapter/10.1007/978-3-319-61473-1_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determinism discussion on model synchronization with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https://link.springer.com/chapter/10.1007/978-3-642-04425-0_1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oretical properties of model transformations with TGG with NAC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https://link.springer.com/chapter/10.1007/978-1-4612-1676-6_7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https://link.springer.com/chapter/10.1007/978-0-387-68257-0_8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https://link.springer.com/chapter/10.1007/978-3-319-09108-2_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tic analysis of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https://link.springer.com/article/10.1007/s10270-012-0309-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pleteness and Correctness of model synchronization based on TGGs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ttps://link.springer.com/chapter/10.1007/11812289_12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https://link.springer.com/chapter/10.1007/978-3-540-24721-0_1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heritance in graph grammars, meta-rul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https://link.springer.com/chapter/10.1007/978-3-319-74730-9_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tension of 64, and 58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https://link.springer.com/chapter/10.1007/978-1-4612-1676-6_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anguage Hierarchy</text:p>
          </table:table-cell>
          <table:table-cell table:number-columns-repeated="1018"/>
        </table:table-row>
        <table:table-row table:style-name="ro1">
          <table:covered-table-cell table:number-columns-repeated="2"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https://link.springer.com/chapter/10.1007/3-540-46037-3_13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https://link.springer.com/article/10.1007/s11086-005-0042-4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https://link.springer.com/chapter/10.1007/11841883_1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yperedge replacement graph grammars for natual language and a Early-like parser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https://link.springer.com/chapter/10.1007/978-3-642-15928-2_1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unctional behavior of model transformation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https://link.springer.com/chapter/10.1007/978-3-642-38209-3_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composition in terms of graph transformation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https://link.springer.com/chapter/10.1007/978-3-319-42064-6_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synchronization with graph diagrams (transformation between more than two models)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https://link.springer.com/chapter/10.1007/978-3-540-31984-9_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rmination of graph transformations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https://link.springer.com/chapter/10.1007/978-3-642-24485-8_49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peated 75</text:p>
          </table:table-cell>
          <table:table-cell table:style-name="ce4" table:number-columns-repeated="1018"/>
        </table:table-row>
        <table:table-row table:style-name="ro1">
          <table:covered-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https://link.springer.com/article/10.1007/s10270-012-0247-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ormal Semantics and implementations of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https://link.springer.com/article/10.1007/s10270-008-0089-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transformation and synchronization discuss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https://link.springer.com/chapter/10.1007/978-3-319-21145-9_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lti-amalgamated triple graph gramma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https://link.springer.com/chapter/10.1007/978-1-4612-1676-6_6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https://link.springer.com/chapter/10.1007/978-3-642-16145-2_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https://link.springer.com/chapter/10.1007/978-3-662-55751-8_1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xicalization of context-free tree gramma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https://link.springer.com/chapter/10.1007/978-3-319-62569-0_10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https://link.springer.com/chapter/10.1007/11767978_22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peated 25</text:p>
          </table:table-cell>
          <table:table-cell table:style-name="ce4" table:number-columns-repeated="1018"/>
        </table:table-row>
        <table:table-row table:style-name="ro1">
          <table:covered-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https://link.springer.com/chapter/10.1007/978-3-540-87405-8_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roduction to the concept of kernels of rules and an example of Activity to CSP transformation with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https://link.springer.com/chapter/10.1007/978-3-540-31847-7_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aph Transformation with variabl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https://link.springer.com/chapter/10.1007/978-3-540-87405-8_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https://link.springer.com/article/10.1007/PL000133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plexity families of eNCE languag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link.springer.com/chapter/10.1007/978-3-642-54804-8_2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finement of rules in TG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9">
            <text:p>Graph grammar, nonterminal</text:p>
          </table:table-cell>
          <table:table-cell table:style-name="ce2" office:value-type="string" calcext:value-type="string" table:number-columns-spanned="1" table:number-rows-spanned="3">
            <text:p>Science Dire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tps://www.sciencedirect.com/science/article/pii/S030439751500267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NCE, NLC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https://www.sciencedirect.com/science/article/pii/S03043975110059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ring-regulated graph grammars. A biological view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https://www.sciencedirect.com/science/article/pii/S030439750400717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aph Automata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5">
            <text:p>Spring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s://link.springer.com/chapter/10.1007/978-3-540-46464-8_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ghborhood preserving. Discussion on the problem of node replacement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https://link.springer.com/article/10.1007/s00224-001-1015-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oretical carachterization of regular 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link.springer.com/chapter/10.1007/978-3-319-75396-6_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https://link.springer.com/chapter/10.1007/978-3-540-46464-8_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https://link.springer.com/chapter/10.1007/978-3-642-13089-2_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9">
            <text:p>Google Schola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s://ieeexplore.ieee.org/abstract/document/238844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sing of multidimensional languages. O(n log n)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https://www.worldscientific.com/doi/abs/10.1142/S0218001404003204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https://ieeexplore.ieee.org/abstract/document/520826/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https://link.springer.com/chapter/10.1007/978-3-540-87405-8_2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 Years of TGG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https://link.springer.com/chapter/10.1007/BFb000010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near time parsing of very simple grammar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sciencedirect.com/science/article/pii/S002200007180016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ir Grammars: Good example of transformations of programming languages and flowchartas and other languag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https://dl.acm.org/citation.cfm?id=39944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https://www.sciencedirect.com/science/article/pii/003132039390083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O(n^2) Parser for a edNLC subfamily graph grammar on the recognition of pictur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https://www.sciencedirect.com/science/article/pii/003132038890034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O(n^2) parser for ETL(1) languages (subfamily of edNLC)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.00.0000</text:date>, <text:time style:data-style-name="N2" text:time-value="14:19:04.6710942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9:45.891004435</meta:creation-date>
    <dc:date>2018-05-19T14:24:20.908776665</dc:date>
    <meta:editing-duration>PT20H13M35S</meta:editing-duration>
    <meta:editing-cycles>48</meta:editing-cycles>
    <meta:generator>LibreOffice/5.1.6.2$Linux_X86_64 LibreOffice_project/10m0$Build-2</meta:generator>
    <meta:document-statistic meta:table-count="1" meta:cell-count="460" meta:object-count="0"/>
  </office:meta>
</office:document-meta>
</file>